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ndale Mono1" fo:font-size="10.5pt" style:font-size-asian="10.5pt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5cd1" officeooo:paragraph-rsid="00075cd1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0e650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4b" officeooo:paragraph-rsid="001c444b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c444b" officeooo:paragraph-rsid="001c444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51b1" officeooo:paragraph-rsid="000e650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6d84a" officeooo:paragraph-rsid="0006d84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b5759" officeooo:paragraph-rsid="000d0f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75cd1" officeooo:paragraph-rsid="000a31e7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eba93" officeooo:paragraph-rsid="00349b1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0a31e7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1107f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b51b1" officeooo:paragraph-rsid="000b51b1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0d0fc1" officeooo:paragraph-rsid="002753bd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6502" officeooo:paragraph-rsid="000e6502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ba93" officeooo:paragraph-rsid="000eba93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ff9c9" officeooo:paragraph-rsid="000ff9c9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107fe" officeooo:paragraph-rsid="001107fe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24095" officeooo:paragraph-rsid="00124095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none" officeooo:rsid="001107fe" officeooo:paragraph-rsid="001107fe"/>
    </style:style>
    <style:style style:name="P23" style:family="paragraph" style:parent-style-name="Standard" style:list-style-name="L3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cc720" officeooo:paragraph-rsid="001cc720" style:font-style-asian="italic" style:font-weight-asian="normal" style:font-style-complex="italic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cc720" officeooo:paragraph-rsid="0028f52e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ebd4d" officeooo:paragraph-rsid="001ebd4d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f4108" officeooo:paragraph-rsid="001f4108" style:font-style-asian="italic" style:font-weight-asian="normal" style:font-style-complex="italic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244097"/>
    </style:style>
    <style:style style:name="P28" style:family="paragraph" style:parent-style-name="Standard" style:list-style-name="L6"/>
    <style:style style:name="P29" style:family="paragraph" style:parent-style-name="Standard" style:list-style-name="L6">
      <style:paragraph-properties fo:text-align="center" style:justify-single-word="false" fo:break-before="page"/>
      <style:text-properties fo:font-size="16pt" fo:font-style="italic" style:text-underline-style="solid" style:text-underline-width="auto" style:text-underline-color="font-color" fo:font-weight="bold" officeooo:rsid="0006d84a" officeooo:paragraph-rsid="00368398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 style:list-style-name="L7">
      <style:paragraph-properties fo:text-align="start" style:justify-single-word="false"/>
      <style:text-properties style:font-name="Liberation Serif" fo:font-size="12pt" fo:font-style="italic" style:text-underline-style="none" fo:font-weight="bold" officeooo:rsid="00368398" officeooo:paragraph-rsid="00368398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Liberation Serif" fo:font-size="12pt" fo:font-style="italic" style:text-underline-style="none" fo:font-weight="bold" officeooo:rsid="00368398" officeooo:paragraph-rsid="003a7584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Liberation Serif" fo:font-size="12pt" fo:font-style="italic" style:text-underline-style="none" fo:font-weight="bold" officeooo:rsid="00368398" officeooo:paragraph-rsid="00431e5e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Liberation Serif" fo:font-size="12pt" fo:font-style="italic" style:text-underline-style="none" fo:font-weight="bold" officeooo:rsid="0037e87b" officeooo:paragraph-rsid="0037e87b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none" fo:font-weight="bold" officeooo:rsid="003a7584" officeooo:paragraph-rsid="003a7584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none" fo:font-weight="bold" officeooo:rsid="003c5057" officeooo:paragraph-rsid="003c5057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none" fo:font-weight="bold" officeooo:rsid="003ded03" officeooo:paragraph-rsid="003ded03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none" fo:font-weight="bold" officeooo:rsid="003fd1db" officeooo:paragraph-rsid="003fd1db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none" fo:font-weight="bold" officeooo:rsid="0040856c" officeooo:paragraph-rsid="0040856c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 style:list-style-name="L7">
      <style:paragraph-properties fo:text-align="start" style:justify-single-word="false"/>
      <style:text-properties style:font-name="Liberation Serif" fo:font-size="12pt" fo:font-style="italic" style:text-underline-style="none" fo:font-weight="normal" officeooo:rsid="0037e87b" officeooo:paragraph-rsid="0037e87b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37e87b" officeooo:paragraph-rsid="0037e87b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style:font-name="Liberation Serif" fo:font-size="12pt" fo:font-style="italic" style:text-underline-style="none" fo:font-weight="normal" officeooo:rsid="00431e5e" officeooo:paragraph-rsid="00431e5e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0e6502" officeooo:paragraph-rsid="00431e5e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1c444b" officeooo:paragraph-rsid="00368398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a7584" officeooo:paragraph-rsid="003a7584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Andale Mono1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T2" style:family="text">
      <style:text-properties style:font-name="Andale Mono1" fo:font-size="10.5pt" fo:font-style="normal" style:text-underline-style="solid" style:text-underline-width="auto" style:text-underline-color="font-color" fo:font-weight="bold" officeooo:rsid="0031af07" style:font-size-asian="10.5pt" style:font-style-asian="normal" style:font-weight-asian="bold" style:font-style-complex="normal" style:font-weight-complex="bold"/>
    </style:style>
    <style:style style:name="T3" style:family="text">
      <style:text-properties style:font-name="Andale Mono1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T4" style:family="text">
      <style:text-properties style:font-name="Andale Mono1" fo:font-size="10.5pt" fo:font-style="normal" style:text-underline-style="none" fo:font-weight="normal" officeooo:rsid="0031af07" style:font-size-asian="10.5pt" style:font-style-asian="normal" style:font-weight-asian="normal" style:font-style-complex="normal" style:font-weight-complex="normal"/>
    </style:style>
    <style:style style:name="T5" style:family="text">
      <style:text-properties style:font-name="Andale Mono1" fo:font-size="10.5pt" fo:font-style="normal" fo:font-weight="normal" style:font-size-asian="10.5pt" style:font-style-asian="normal" style:font-weight-asian="normal"/>
    </style:style>
    <style:style style:name="T6" style:family="text">
      <style:text-properties officeooo:rsid="00075cd1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super 58%" fo:font-weight="normal" officeooo:rsid="0009d320" style:font-weight-asian="normal" style:font-weight-complex="normal"/>
    </style:style>
    <style:style style:name="T9" style:family="text">
      <style:text-properties style:text-position="super 58%" fo:font-weight="normal" officeooo:rsid="000a31e7" style:font-weight-asian="normal" style:font-weight-complex="normal"/>
    </style:style>
    <style:style style:name="T10" style:family="text">
      <style:text-properties style:text-position="super 58%" fo:font-weight="normal" officeooo:rsid="00075cd1" style:font-weight-asian="normal" style:font-weight-complex="normal"/>
    </style:style>
    <style:style style:name="T11" style:family="text">
      <style:text-properties style:text-position="super 58%" fo:font-weight="normal" officeooo:rsid="00339d83" style:font-weight-asian="normal" style:font-weight-complex="normal"/>
    </style:style>
    <style:style style:name="T12" style:family="text">
      <style:text-properties style:text-position="super 58%" officeooo:rsid="00075cd1"/>
    </style:style>
    <style:style style:name="T13" style:family="text">
      <style:text-properties style:text-position="super 58%" style:text-underline-style="solid" style:text-underline-width="auto" style:text-underline-color="font-color" fo:font-weight="normal" officeooo:rsid="000bb1be" style:font-weight-asian="normal" style:font-weight-complex="normal"/>
    </style:style>
    <style:style style:name="T14" style:family="text">
      <style:text-properties style:text-position="super 58%" officeooo:rsid="0034cc06"/>
    </style:style>
    <style:style style:name="T15" style:family="text">
      <style:text-properties fo:font-weight="bold" officeooo:rsid="0009d320" style:font-weight-asian="bold" style:font-weight-complex="bold"/>
    </style:style>
    <style:style style:name="T16" style:family="text">
      <style:text-properties fo:font-weight="bold" officeooo:rsid="00075cd1" style:font-weight-asian="bold" style:font-weight-complex="bold"/>
    </style:style>
    <style:style style:name="T17" style:family="text">
      <style:text-properties fo:font-weight="bold" officeooo:rsid="00339d83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9d320" style:font-weight-asian="normal" style:font-weight-complex="normal"/>
    </style:style>
    <style:style style:name="T20" style:family="text">
      <style:text-properties fo:font-weight="normal" officeooo:rsid="000a31e7" style:font-weight-asian="normal" style:font-weight-complex="normal"/>
    </style:style>
    <style:style style:name="T21" style:family="text">
      <style:text-properties fo:font-weight="normal" officeooo:rsid="00075cd1" style:font-weight-asian="normal" style:font-weight-complex="normal"/>
    </style:style>
    <style:style style:name="T22" style:family="text">
      <style:text-properties fo:font-weight="normal" officeooo:rsid="000b51b1" style:font-weight-asian="normal" style:font-weight-complex="normal"/>
    </style:style>
    <style:style style:name="T23" style:family="text">
      <style:text-properties fo:font-weight="normal" officeooo:rsid="000bb1be" style:font-weight-asian="normal" style:font-weight-complex="normal"/>
    </style:style>
    <style:style style:name="T24" style:family="text">
      <style:text-properties fo:font-weight="normal" officeooo:rsid="000d70be" style:font-weight-asian="normal" style:font-weight-complex="normal"/>
    </style:style>
    <style:style style:name="T25" style:family="text">
      <style:text-properties fo:font-weight="normal" officeooo:rsid="00124095" style:font-weight-asian="normal" style:font-weight-complex="normal"/>
    </style:style>
    <style:style style:name="T26" style:family="text">
      <style:text-properties fo:font-weight="normal" officeooo:rsid="0012ac96" style:font-weight-asian="normal" style:font-weight-complex="normal"/>
    </style:style>
    <style:style style:name="T27" style:family="text">
      <style:text-properties fo:font-weight="normal" officeooo:rsid="0014a251" style:font-weight-asian="normal" style:font-weight-complex="normal"/>
    </style:style>
    <style:style style:name="T28" style:family="text">
      <style:text-properties fo:font-weight="normal" officeooo:rsid="001b24f9" style:font-weight-asian="normal" style:font-weight-complex="normal"/>
    </style:style>
    <style:style style:name="T29" style:family="text">
      <style:text-properties fo:font-weight="normal" officeooo:rsid="001b5759" style:font-weight-asian="normal" style:font-weight-complex="normal"/>
    </style:style>
    <style:style style:name="T30" style:family="text">
      <style:text-properties fo:font-weight="normal" officeooo:rsid="00212a59" style:font-weight-asian="normal" style:font-weight-complex="normal"/>
    </style:style>
    <style:style style:name="T31" style:family="text">
      <style:text-properties fo:font-weight="normal" officeooo:rsid="0021fe77" style:font-weight-asian="normal" style:font-weight-complex="normal"/>
    </style:style>
    <style:style style:name="T32" style:family="text">
      <style:text-properties fo:font-weight="normal" officeooo:rsid="0022b494" style:font-weight-asian="normal" style:font-weight-complex="normal"/>
    </style:style>
    <style:style style:name="T33" style:family="text">
      <style:text-properties fo:font-weight="normal" officeooo:rsid="002753bd" style:font-weight-asian="normal" style:font-weight-complex="normal"/>
    </style:style>
    <style:style style:name="T34" style:family="text">
      <style:text-properties fo:font-weight="normal" officeooo:rsid="0028340a" style:font-weight-asian="normal" style:font-weight-complex="normal"/>
    </style:style>
    <style:style style:name="T35" style:family="text">
      <style:text-properties fo:font-weight="normal" officeooo:rsid="0029dc54" style:font-weight-asian="normal" style:font-weight-complex="normal"/>
    </style:style>
    <style:style style:name="T36" style:family="text">
      <style:text-properties fo:font-weight="normal" officeooo:rsid="002a6ffe" style:font-weight-asian="normal" style:font-weight-complex="normal"/>
    </style:style>
    <style:style style:name="T37" style:family="text">
      <style:text-properties fo:font-weight="normal" officeooo:rsid="00339d83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normal" officeooo:rsid="000bb1be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normal" officeooo:rsid="001b5759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fo:font-weight="normal" officeooo:rsid="002753bd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2a6ffe" style:font-weight-asian="normal" style:font-weight-complex="normal"/>
    </style:style>
    <style:style style:name="T43" style:family="text">
      <style:text-properties officeooo:rsid="0009d320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style:text-underline-style="none" fo:font-weight="normal" officeooo:rsid="000eba93" style:font-weight-asian="normal" style:font-weight-complex="normal"/>
    </style:style>
    <style:style style:name="T47" style:family="text">
      <style:text-properties style:text-underline-style="none" fo:font-weight="normal" officeooo:rsid="001107fe" style:font-weight-asian="normal" style:font-weight-complex="normal"/>
    </style:style>
    <style:style style:name="T48" style:family="text">
      <style:text-properties style:text-underline-style="none" fo:font-weight="normal" officeooo:rsid="000bb1be" style:font-weight-asian="normal" style:font-weight-complex="normal"/>
    </style:style>
    <style:style style:name="T49" style:family="text">
      <style:text-properties style:text-underline-style="none" fo:font-weight="normal" officeooo:rsid="001a22df" style:font-weight-asian="normal" style:font-weight-complex="normal"/>
    </style:style>
    <style:style style:name="T50" style:family="text">
      <style:text-properties style:text-underline-style="none" fo:font-weight="normal" officeooo:rsid="001b24f9" style:font-weight-asian="normal" style:font-weight-complex="normal"/>
    </style:style>
    <style:style style:name="T51" style:family="text">
      <style:text-properties style:text-underline-style="none" fo:font-weight="normal" officeooo:rsid="00212a59" style:font-weight-asian="normal" style:font-weight-complex="normal"/>
    </style:style>
    <style:style style:name="T52" style:family="text">
      <style:text-properties style:text-underline-style="none" fo:font-weight="normal" officeooo:rsid="00244097" style:font-weight-asian="normal" style:font-weight-complex="normal"/>
    </style:style>
    <style:style style:name="T53" style:family="text">
      <style:text-properties style:text-underline-style="none" fo:font-weight="normal" officeooo:rsid="00262fec" style:font-weight-asian="normal" style:font-weight-complex="normal"/>
    </style:style>
    <style:style style:name="T54" style:family="text">
      <style:text-properties style:text-underline-style="none" fo:font-weight="normal" officeooo:rsid="002753bd" style:font-weight-asian="normal" style:font-weight-complex="normal"/>
    </style:style>
    <style:style style:name="T55" style:family="text">
      <style:text-properties style:text-underline-style="none" fo:font-weight="normal" officeooo:rsid="0029dc54" style:font-weight-asian="normal" style:font-weight-complex="normal"/>
    </style:style>
    <style:style style:name="T56" style:family="text">
      <style:text-properties style:text-underline-style="none" fo:font-weight="normal" officeooo:rsid="00176390" style:font-weight-asian="normal" style:font-weight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2072d4" style:font-style-asian="normal" style:font-style-complex="normal"/>
    </style:style>
    <style:style style:name="T59" style:family="text">
      <style:text-properties fo:font-style="normal" officeooo:rsid="0028f52e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2ca56d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officeooo:rsid="00244097"/>
    </style:style>
    <style:style style:name="T65" style:family="text">
      <style:text-properties officeooo:rsid="002753bd"/>
    </style:style>
    <style:style style:name="T66" style:family="text">
      <style:text-properties fo:font-style="italic" fo:font-weight="normal" officeooo:rsid="002753bd" style:font-style-asian="italic" style:font-weight-asian="normal" style:font-style-complex="italic" style:font-weight-complex="normal"/>
    </style:style>
    <style:style style:name="T67" style:family="text">
      <style:text-properties officeooo:rsid="0028340a"/>
    </style:style>
    <style:style style:name="T68" style:family="text">
      <style:text-properties officeooo:rsid="002a6ffe"/>
    </style:style>
    <style:style style:name="T69" style:family="text">
      <style:text-properties officeooo:rsid="0030c7dc"/>
    </style:style>
    <style:style style:name="T70" style:family="text">
      <style:text-properties officeooo:rsid="0034cc06"/>
    </style:style>
    <style:style style:name="T71" style:family="text">
      <style:text-properties officeooo:rsid="00368398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fo:font-weight="normal" officeooo:rsid="003c5057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ize="10pt" fo:font-style="normal" fo:font-weight="normal" officeooo:rsid="003c6f9c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ize="10pt" fo:font-style="normal" fo:font-weight="normal" officeooo:rsid="003db08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ize="10pt" fo:font-style="normal" fo:font-weight="normal" officeooo:rsid="003fd1db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fo:font-style="normal" fo:font-weight="normal" officeooo:rsid="0040856c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ize="10pt" fo:font-style="normal" fo:font-weight="normal" officeooo:rsid="0041a95e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ize="10pt" fo:font-style="normal" fo:font-weight="normal" officeooo:rsid="00431e5e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size="10pt" fo:font-style="normal" fo:font-weight="normal" officeooo:rsid="0044ca59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size="10pt" fo:font-style="normal" fo:font-weight="normal" officeooo:rsid="0045ce9c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size="10pt" fo:font-style="normal" fo:font-weight="normal" officeooo:rsid="00465302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ize="10pt" fo:font-style="normal" fo:font-weight="normal" officeooo:rsid="00465bec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size="10pt" fo:font-style="normal" style:font-size-asian="10pt" style:font-style-asian="normal" style:font-size-complex="10pt" style:font-style-complex="normal"/>
    </style:style>
    <style:style style:name="T86" style:family="text">
      <style:text-properties fo:font-size="10pt" fo:font-style="normal" officeooo:rsid="0014a251" style:font-size-asian="10pt" style:font-style-asian="normal" style:font-size-complex="10pt" style:font-style-complex="normal"/>
    </style:style>
    <style:style style:name="T87" style:family="text">
      <style:text-properties fo:font-size="10pt" fo:font-style="normal" officeooo:rsid="0044ca59" style:font-size-asian="10pt" style:font-style-asian="normal" style:font-size-complex="10pt" style:font-style-complex="normal"/>
    </style:style>
    <style:style style:name="T8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edictions – Ex. 1</text:p>
      <text:p text:style-name="P2"><text:span text:style-name="T43">Generic notes</text:span>:</text:p>
      <text:list xml:id="list1419911629" text:style-name="L1">
        <text:list-item>
          <text:p text:style-name="P10">The main menu will continue its cycles until the exit option <text:span text:style-name="T65">is</text:span> selected.</text:p>
        </text:list-item>
        <text:list-item>
          <text:p text:style-name="P11"><text:span text:style-name="T21">T</text:span><text:span text:style-name="T18">he 1</text:span><text:span text:style-name="T7">st</text:span><text:span text:style-name="T18"> </text:span><text:span text:style-name="T37">and 5</text:span><text:span text:style-name="T11">th</text:span><text:span text:style-name="T37"> </text:span><text:span text:style-name="T18">command</text:span><text:span text:style-name="T37">s</text:span><text:span text:style-name="T18"> receive a</text:span><text:span text:style-name="T37">n </text:span><text:span text:style-name="T17">absolute path</text:span><text:span text:style-name="T18">.</text:span></text:p>
        </text:list-item>
        <text:list-item>
          <text:p text:style-name="P12"><text:span text:style-name="T6">Usage of the 1</text:span><text:span text:style-name="T12">st</text:span><text:span text:style-name="T6"> command is </text:span><text:span text:style-name="T16">mandatory</text:span><text:span text:style-name="T21"> for the 2</text:span><text:span text:style-name="T10">nd</text:span><text:span text:style-name="T21"> and 3</text:span><text:span text:style-name="T10">rd</text:span><text:span text:style-name="T21"> commands, i.e a valid XML file must be loaded before running any simulation</text:span><text:span text:style-name="T33">s</text:span><text:span text:style-name="T21"> or showing </text:span><text:span text:style-name="T33">the next simulation details</text:span><text:span text:style-name="T21">.</text:span></text:p>
        </text:list-item>
        <text:list-item>
          <text:p text:style-name="P12"><text:span text:style-name="T19">Usage of the 3</text:span><text:span text:style-name="T8">rd</text:span><text:span text:style-name="T19"> command is</text:span><text:span text:style-name="T15"> mandatory</text:span><text:span text:style-name="T19"> for the 4</text:span><text:span text:style-name="T8">th</text:span><text:span text:style-name="T19"> </text:span><text:span text:style-name="T20">and 6</text:span><text:span text:style-name="T9">th</text:span><text:span text:style-name="T20"> </text:span><text:span text:style-name="T19">command</text:span><text:span text:style-name="T20">s</text:span><text:span text:style-name="T19">, i.e at least one simulation must </text:span><text:span text:style-name="T20">occur </text:span><text:span text:style-name="T19">before any </text:span><text:span text:style-name="T36">past</text:span><text:span text:style-name="T19"> data can be shown </text:span><text:span text:style-name="T20">or history can be saved</text:span><text:span text:style-name="T19">.</text:span></text:p>
        </text:list-item>
        <text:list-item>
          <text:p text:style-name="P14"><text:span text:style-name="T18">Runtime errors during the simulation (</text:span><text:span text:style-name="T33">such as</text:span><text:span text:style-name="T18"> using the </text:span><text:span text:style-name="T66">bt/lt</text:span><text:span text:style-name="T33"> condition</text:span><text:span text:style-name="T18"> operator</text:span><text:span text:style-name="T33">s</text:span><text:span text:style-name="T18"> on a non-numeric property) will terminate the simulation. </text:span><text:span text:style-name="T38">Moreover, such simulation</text:span><text:span text:style-name="T39">s</text:span><text:span text:style-name="T38"> will not </text:span><text:span text:style-name="T39">be saved to history, and therefore their details won’t be visible through the 4</text:span><text:span text:style-name="T13">th</text:span><text:span text:style-name="T39"> command</text:span><text:span text:style-name="T48">. </text:span><text:span text:style-name="T49">The reasoning </text:span><text:span text:style-name="T51">behind </text:span><text:span text:style-name="T49">this decision is that a simulation with a runtime error is not a valid simulation, and could be stopped long before any of the termination conditions have been reached. Therefore, any information such as entities’ amounts and properties histograms </text:span><text:span text:style-name="T54">is completely</text:span><text:span text:style-name="T49"> irrelevant.</text:span></text:p>
        </text:list-item>
        <text:list-item>
          <text:p text:style-name="P15"><text:span text:style-name="T23">A ‘</text:span><text:span text:style-name="T18">not found entity’ </text:span><text:span text:style-name="T33">error when performing</text:span><text:span text:style-name="T18"> an action </text:span><text:span text:style-name="T40">might </text:span><text:span text:style-name="T41">occur </text:span><text:span text:style-name="T40">due to zero population</text:span><text:span text:style-name="T29">. If this is the case, </text:span><text:span text:style-name="T40">it</text:span><text:span text:style-name="T38"> is not considered a </text:span><text:span text:style-name="T42">runtime</text:span><text:span text:style-name="T38"> error</text:span><text:span text:style-name="T18"> and therefore the simulation </text:span><text:span text:style-name="T38">will continue running, </text:span><text:span text:style-name="T40">skipping the action</text:span><text:span text:style-name="T18">. The reasoning </text:span><text:span text:style-name="T30">behind </text:span><text:span text:style-name="T18">this decision is </text:span><text:span text:style-name="T24">that </text:span><text:span text:style-name="T18">all instances </text:span><text:span text:style-name="T32">of some arbitrary entity </text:span><text:span text:style-name="T18">might die through the kill action but the rules, </text:span><text:span text:style-name="T33">that were not changed, </text:span><text:span text:style-name="T24">might attempt alter</text:span><text:span text:style-name="T36">ing some or all </text:span><text:span text:style-name="T26">entity’s instances, </text:span><text:span text:style-name="T28">which </text:span><text:span text:style-name="T31">do not exist at this point</text:span><text:span text:style-name="T28">.</text:span></text:p>
          <text:p text:style-name="P15"><text:span text:style-name="T29">On the other hand, an entity that does not exist in our </text:span><text:span text:style-name="T34">engine’s storage </text:span><text:span text:style-name="T36">but is referenced</text:span><text:span text:style-name="T29">, </text:span><text:span text:style-name="T33">i.e was not presented in the corresponding XML file, </text:span><text:span text:style-name="T29">will terminate the simulation </text:span><text:span text:style-name="T32">and will be</text:span><text:span text:style-name="T31"> considered a </text:span><text:span text:style-name="T32">runtime error</text:span><text:span text:style-name="T31">.</text:span></text:p>
        </text:list-item>
      </text:list>
      <text:p text:style-name="P8"/>
      <text:p text:style-name="P4"><text:span text:style-name="T29">I</text:span><text:span text:style-name="T18">mplemented bonuses:</text:span></text:p>
      <text:list xml:id="list563568357" text:style-name="L2">
        <text:list-item>
          <text:p text:style-name="P16">History saving &amp; loading: implemented using a conversion of the HistoryManager object into a stream (and saving it <text:span text:style-name="T67">to a file according to the user’s requested path). </text:span><text:span text:style-name="T70">The 5</text:span><text:span text:style-name="T14">th</text:span><text:span text:style-name="T70"> option in the menu is for loading</text:span><text:span text:style-name="T67"> </text:span><text:span text:style-name="T70">and the</text:span><text:span text:style-name="T67"> 6</text:span><text:span text:style-name="T14">th</text:span><text:span text:style-name="T67"> </text:span><text:span text:style-name="T70">option in the menu is for saving</text:span><text:span text:style-name="T67">.</text:span></text:p>
        </text:list-item>
      </text:list>
      <text:p text:style-name="P9"/>
      <text:p text:style-name="P5">Significant classes:</text:p>
      <text:list xml:id="list438376310" text:style-name="L3">
        <text:list-item>
          <text:p text:style-name="P23"><text:span text:style-name="T44">HistoryManager:</text:span><text:span text:style-name="T60"> History management of past simulations. This class is also used for the bonus implementation.</text:span></text:p>
        </text:list-item>
        <text:list-item>
          <text:p text:style-name="P23"><text:span text:style-name="T44">SingleSimulation:</text:span><text:span text:style-name="T60"> Lifecycle management of a single simulation.</text:span></text:p>
        </text:list-item>
        <text:list-item>
          <text:p text:style-name="P23"><text:span text:style-name="T44">SingleSimulationLog:</text:span><text:span text:style-name="T60"> An abstract class that </text:span><text:span text:style-name="T44">SingleSimulation</text:span><text:span text:style-name="T60"> extends, containing formatted timestamps of the start and end times, and the world states both in the beginning of the simulation and in </text:span><text:span text:style-name="T61">the</text:span><text:span text:style-name="T60"> end </text:span><text:span text:style-name="T61">of the simulation</text:span><text:span text:style-name="T60">.</text:span></text:p>
        </text:list-item>
        <text:list-item>
          <text:p text:style-name="P24">WorldState:<text:span text:style-name="T57"> Used to describe the entities’ state</text:span><text:span text:style-name="T59">s</text:span><text:span text:style-name="T57"> </text:span><text:span text:style-name="T59">before and after a simulation</text:span><text:span text:style-name="T57">.</text:span></text:p>
        </text:list-item>
        <text:list-item>
          <text:p text:style-name="P25">ExpressionParser:<text:span text:style-name="T57"> Used to parse expressions described in</text:span><text:span text:style-name="T59"> the</text:span><text:span text:style-name="T57"> Predictions doc.</text:span></text:p>
        </text:list-item>
        <text:list-item>
          <text:p text:style-name="P26">EngineAPI:<text:span text:style-name="T57"> </text:span><text:span text:style-name="T58">The </text:span><text:span text:style-name="T62">only</text:span><text:span text:style-name="T57"> engine module that is used by external modules (</text:span><text:span text:style-name="T59">other</text:span><text:span text:style-name="T57"> th</text:span><text:span text:style-name="T59">an the</text:span><text:span text:style-name="T57"> engine’s internal classes). </text:span><text:span text:style-name="T59">Acts as an API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22">C</text:span><text:span text:style-name="T18">ode writing </text:span><text:span text:style-name="T35">technologies, </text:span><text:span text:style-name="T18">concepts </text:span><text:span text:style-name="T27">&amp; agendas</text:span><text:span text:style-name="T18">:</text:span></text:p>
      <text:list xml:id="list816522949" text:style-name="L4">
        <text:list-item>
          <text:p text:style-name="P17">Test driven development.</text:p>
        </text:list-item>
        <text:list-item>
          <text:p text:style-name="P17">Blackboxes <text:span text:style-name="T69">&amp; </text:span>bottom-up development.</text:p>
        </text:list-item>
        <text:list-item>
          <text:p text:style-name="P27"><text:span text:style-name="T50">Implementation of the </text:span><text:span text:style-name="T45">DTO design pattern. </text:span><text:span text:style-name="T50">Used</text:span><text:span text:style-name="T45"> for </text:span><text:span text:style-name="T53">encapsulating </text:span><text:span text:style-name="T52">the </text:span><text:span text:style-name="T46">engine’</text:span><text:span text:style-name="T52">s </text:span><text:span text:style-name="T46">prototypes </text:span><text:span text:style-name="T52">and classes</text:span><text:span text:style-name="T45">.</text:span></text:p>
        </text:list-item>
        <text:list-item>
          <text:p text:style-name="P18">Usage of loggers, both in the UI module and <text:span text:style-name="T64">the </text:span>engine module.</text:p>
        </text:list-item>
        <text:list-item>
          <text:p text:style-name="P19">Custom exceptions for repetative errors such as invalid type, entity not found, etc.</text:p>
        </text:list-item>
        <text:list-item>
          <text:p text:style-name="P20">MVC development;</text:p>
        </text:list-item>
      </text:list>
      <text:list xml:id="list1640993780" text:style-name="L5">
        <text:list-item>
          <text:p text:style-name="P13"><text:span text:style-name="T47">UI: </text:span><text:span text:style-name="T55">S</text:span><text:span text:style-name="T50">ep</text:span><text:span text:style-name="T55">a</text:span><text:span text:style-name="T50">ration of </text:span><text:span text:style-name="T47">printers, scanners and handlers (controllers).</text:span></text:p>
        </text:list-item>
        <text:list-item>
          <text:p text:style-name="P22"><text:span text:style-name="T35">Engine:</text:span><text:span text:style-name="T18"> </text:span><text:span text:style-name="T35">S</text:span><text:span text:style-name="T25">ep</text:span><text:span text:style-name="T35">a</text:span><text:span text:style-name="T25">ration </text:span><text:span text:style-name="T28">of </text:span><text:span text:style-name="T18">actions orchestrating, </text:span><text:span text:style-name="T25">history </text:span><text:span text:style-name="T28">handling </text:span><text:span text:style-name="T18">and simulation handling.</text:span></text:p>
        </text:list-item>
      </text:list>
      <text:list xml:id="list4258168701" text:style-name="L6">
        <text:list-item>
          <text:p text:style-name="P21">Usage of regular expressions: both for determining system functions templates and removing leading zeroes from <text:span text:style-name="T68">numeric properties</text:span>.</text:p>
        </text:list-item>
        <text:list-item>
          <text:p text:style-name="P28"><text:span text:style-name="T56">S</text:span><text:span text:style-name="T50">tatic functions are used for validations, conversions, actions performing, and other on-spot changes or operations.</text:span></text:p>
          <text:p text:style-name="P29">Predictions – Ex. <text:span text:style-name="T71">2</text:span></text:p>
        </text:list-item>
      </text:list>
      <text:p text:style-name="P44"><text:span text:style-name="T18">Generic notes:</text:span></text:p>
      <text:list xml:id="list3565646434" text:style-name="L8">
        <text:list-item>
          <text:p text:style-name="P34"><text:span text:style-name="T73">The system has three screens: </text:span><text:span text:style-name="T74">a details screen, a new execution screen and a results screen</text:span><text:span text:style-name="T73">. All three screens share the same upper bar for XML loading and queue information, alongside a menu for animation</text:span><text:span text:style-name="T79">s toggling </text:span><text:span text:style-name="T73">and themes.</text:span></text:p>
        </text:list-item>
        <text:list-item>
          <text:p text:style-name="P36"><text:span text:style-name="T73">Th</text:span><text:span text:style-name="T82">e</text:span><text:span text:style-name="T73"> queue management button show</text:span><text:span text:style-name="T83">s</text:span><text:span text:style-name="T73"> the running, finished and pending tasks </text:span><text:span text:style-name="T79">when hovering over the button</text:span><text:span text:style-name="T73">.</text:span></text:p>
        </text:list-item>
        <text:list-item>
          <text:p text:style-name="P35"><text:span text:style-name="T73">The new execution screen and the results screen buttons </text:span><text:span text:style-name="T75">are disabled </text:span><text:span text:style-name="T76">until a valid XML is entered, since no data can be shown until then.</text:span></text:p>
        </text:list-item>
        <text:list-item>
          <text:p text:style-name="P36"><text:span text:style-name="T77">E</text:span><text:span text:style-name="T73">nvironment variables </text:span><text:span text:style-name="T83">that </text:span><text:span text:style-name="T73">are not assigned </text:span><text:span text:style-name="T77">in the new execution screen </text:span><text:span text:style-name="T73">will be randomly generated </text:span><text:span text:style-name="T83">when the run button is clicked</text:span><text:span text:style-name="T73">.</text:span></text:p>
        </text:list-item>
        <text:list-item>
          <text:p text:style-name="P36"><text:span text:style-name="T77">A</text:span><text:span text:style-name="T73">t least one of the entities </text:span><text:span text:style-name="T83">must</text:span><text:span text:style-name="T73"> have a positive population </text:span><text:span text:style-name="T77">before running a simulation in the new execution screen</text:span><text:span text:style-name="T73">, otherwise – what are we testing?</text:span></text:p>
        </text:list-item>
        <text:list-item>
          <text:p text:style-name="P36"><text:span text:style-name="T73">The results screen contains a table with all documented simulations. The entities amounts grid is </text:span><text:span text:style-name="T83">presented</text:span><text:span text:style-name="T73"> when a simulation is selected.</text:span></text:p>
        </text:list-item>
        <text:list-item>
          <text:p text:style-name="P36"><text:span text:style-name="T73">Finished statistics including entities amounts </text:span><text:span text:style-name="T83">and</text:span><text:span text:style-name="T73"> property statistics will be shown when selecting a </text:span><text:span text:style-name="T88">FINISHED</text:span><text:span text:style-name="T73"> simulation.</text:span></text:p>
        </text:list-item>
        <text:list-item>
          <text:p text:style-name="P36"><text:span text:style-name="T73">A </text:span><text:span text:style-name="T88">RUNNING</text:span><text:span text:style-name="T73"> simulation can be stopped ( == finished) iff the simulation’s termination condition is PRD-By-User, </text:span><text:span text:style-name="T84">as</text:span><text:span text:style-name="T73"> </text:span><text:span text:style-name="T84">assumed from the assignment’s specification.</text:span></text:p>
        </text:list-item>
        <text:list-item>
          <text:p text:style-name="P36"><text:span text:style-name="T73">A </text:span><text:span text:style-name="T88">RUNNING</text:span><text:span text:style-name="T73"> simulation can be paused </text:span><text:span text:style-name="T79">at any time</text:span><text:span text:style-name="T73">.</text:span></text:p>
        </text:list-item>
        <text:list-item>
          <text:p text:style-name="P36"><text:span text:style-name="T73">When a simulation is </text:span><text:span text:style-name="T88">PAUSED</text:span><text:span text:style-name="T73">, a grid containing the entities positions </text:span><text:span text:style-name="T83">is presented</text:span><text:span text:style-name="T73">, alongside </text:span><text:span text:style-name="T77">a legend of entities colors represented in the grid.</text:span></text:p>
        </text:list-item>
        <text:list-item>
          <text:p text:style-name="P37"><text:span text:style-name="T73">One can time travel a </text:span><text:span text:style-name="T88">PAUSED</text:span><text:span text:style-name="T73"> simulation; </text:span><text:span text:style-name="T80">c</text:span><text:span text:style-name="T73">hoosing </text:span><text:span text:style-name="T83">any of them (past travel or future travel) </text:span><text:span text:style-name="T73">updates the grid automatically with the new </text:span><text:span text:style-name="T78">entities </text:span><text:span text:style-name="T73">positions.</text:span></text:p>
        </text:list-item>
        <text:list-item>
          <text:p text:style-name="P38"><text:span text:style-name="T73">A </text:span><text:span text:style-name="T88">FINISHED</text:span><text:span text:style-name="T73"> simulation can be restarted; </text:span><text:span text:style-name="T80">c</text:span><text:span text:style-name="T73">hoosing this option redirects the user to the new execution screen, filling the previously entered values of the entities’ amounts and all initial values of the environment variables </text:span><text:span text:style-name="T83">automatically</text:span><text:span text:style-name="T73">.</text:span></text:p>
        </text:list-item>
        <text:list-item>
          <text:p text:style-name="P38"><text:span text:style-name="T73">A </text:span><text:span text:style-name="T88">PAUSED</text:span><text:span text:style-name="T73"> simulation can be resumed; </text:span><text:span text:style-name="T81">when </text:span><text:span text:style-name="T73">choosing any of the time travel options, </text:span><text:span text:style-name="T83">choosing this option</text:span><text:span text:style-name="T73"> also sets the simulation to not run by step. </text:span></text:p>
        </text:list-item>
      </text:list>
      <text:list xml:id="list1651350701" text:style-name="L7">
        <text:list-header>
          <text:p text:style-name="P31"><text:span text:style-name="T73"/></text:p>
        </text:list-header>
      </text:list>
      <text:p text:style-name="P43"><text:span text:style-name="T29">I</text:span><text:span text:style-name="T18">mplemented bonuses:</text:span></text:p>
      <text:list xml:id="list23826130682317" text:continue-numbering="true" text:style-name="L7">
        <text:list-item>
          <text:p text:style-name="P32"><text:span text:style-name="T72">Animations<text:line-break/></text:span><text:span text:style-name="T63">- </text:span><text:span text:style-name="T73">An animated snackbar for notifications.</text:span></text:p>
          <text:p text:style-name="P30"><text:span text:style-name="T73">- Fade-in &amp; Fade-out between different screens.<text:line-break/>- Animations can be disabled through the upper menu, under the "Animations" tab.</text:span></text:p>
        </text:list-item>
        <text:list-item>
          <text:p text:style-name="P30"><text:span text:style-name="T72">Themes</text:span><text:span text:style-name="T73"><text:line-break/>- Three themes are available: a default theme, a dark theme and a windows 7 theme.<text:line-break/>- Themes can be applied using the upper menu, under the "Themes" tab.<text:line-break/>- Themes change the GUI’s style, such as buttons, text sizes, background color, etc.</text:span></text:p>
        </text:list-item>
        <text:list-item>
          <text:p text:style-name="P30"><text:span text:style-name="T72">Grid</text:span></text:p>
          <text:p text:style-name="P30"><text:span text:style-name="T88">- </text:span><text:span text:style-name="T73">Available when a simulation is </text:span><text:span text:style-name="T88">PAUSED</text:span><text:span text:style-name="T73">.<text:line-break/>- Once a simulation is marked as </text:span><text:span text:style-name="T88">PAUSED</text:span><text:span text:style-name="T73">, a grid and a legend will be shown. The legend presents the colors selected to represent the entities on board.</text:span></text:p>
          <text:p text:style-name="P30"><text:span text:style-name="T73">- When the simulation is resumed again, the grid disappears.</text:span></text:p>
        </text:list-item>
        <text:list-item>
          <text:p text:style-name="P33"><text:span text:style-name="T72">Time Travel: Past</text:span></text:p>
          <text:p text:style-name="P33"><text:span text:style-name="T88">- </text:span><text:span text:style-name="T73">Available when a simulation is </text:span><text:span text:style-name="T88">PAUSED</text:span><text:span text:style-name="T73">.</text:span></text:p>
          <text:p text:style-name="P33"><text:span text:style-name="T73">- Once a simulation is marked as </text:span><text:span text:style-name="T88">PAUSED</text:span><text:span text:style-name="T73">, one can choose to travel back in time, tick by tick, and restore the data in the previous ticks. The grid updates automatically with time travel.</text:span></text:p>
        </text:list-item>
        <text:list-item>
          <text:p text:style-name="P33"><text:span text:style-name="T72">Time Travel: Future</text:span></text:p>
          <text:p text:style-name="P39"><text:span text:style-name="T72">- </text:span><text:span text:style-name="T85">Available when a simulation is </text:span><text:span text:style-name="T72">PAUSED</text:span><text:span text:style-name="T85">.<text:line-break/>- Once a simulation is marked as </text:span><text:span text:style-name="T72">PAUSED</text:span><text:span text:style-name="T85">, once can choose to continue the simulation tick by tick. The grid updates automatically with time travel.</text:span></text:p>
        </text:list-item>
      </text:list>
      <text:p text:style-name="P40"><text:span text:style-name="T85"/></text:p>
      <text:p text:style-name="P42"><text:span text:style-name="T22">C</text:span><text:span text:style-name="T18">ode writing </text:span><text:span text:style-name="T35">technologies, </text:span><text:span text:style-name="T18">concepts </text:span><text:span text:style-name="T27">&amp; agendas:</text:span></text:p>
      <text:list xml:id="list2628203015" text:style-name="L9">
        <text:list-item>
          <text:p text:style-name="P41"><text:span text:style-name="T86">M</text:span><text:span text:style-name="T85">VC development; the GUI module is </text:span><text:span text:style-name="T87">separated into</text:span><text:span text:style-name="T85"> controllers, views and models.</text:span></text:p>
        </text:list-item>
        <text:list-item>
          <text:p text:style-name="P41"><text:span text:style-name="T85">Events based functionality in the UI controllers.</text:span></text:p>
        </text:list-item>
        <text:list-item>
          <text:p text:style-name="P41"><text:span text:style-name="T85">Responsive UI; none of the UI’s views have a fixed positio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ndale Mono1" fo:font-size="10.5pt" style:font-size-asian="10.5pt"/>
    </style:style>
    <style:style style:name="MT1" style:family="text">
      <style:text-properties style:font-name="Andale Mono1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MT2" style:family="text">
      <style:text-properties style:font-name="Andale Mono1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MT3" style:family="text">
      <style:text-properties style:font-name="Andale Mono1" fo:font-size="10.5pt" fo:font-style="normal" fo:font-weight="normal" style:font-size-asian="10.5pt" style:font-style-asian="normal" style:font-weight-asian="normal"/>
    </style:style>
    <style:style style:name="MT4" style:family="text">
      <style:text-properties style:font-name="Andale Mono1" fo:font-size="10.5pt" fo:font-style="normal" style:text-underline-style="solid" style:text-underline-width="auto" style:text-underline-color="font-color" fo:font-weight="bold" officeooo:rsid="0031af07" style:font-size-asian="10.5pt" style:font-style-asian="normal" style:font-weight-asian="bold" style:font-style-complex="normal" style:font-weight-complex="bold"/>
    </style:style>
    <style:style style:name="MT5" style:family="text">
      <style:text-properties style:font-name="Andale Mono1" fo:font-size="10.5pt" fo:font-style="normal" style:text-underline-style="none" fo:font-weight="normal" officeooo:rsid="0031af07" style:font-size-asian="10.5pt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Standard"><text:span text:style-name="MT1">Name</text:span><text:span text:style-name="MT2">:</text:span><text:span text:style-name="MT3"> Maya Raskin</text:span></text:p>
        <text:p text:style-name="Standard"><text:span text:style-name="MT1">ID Number</text:span><text:span text:style-name="MT2">:</text:span><text:span text:style-name="MT3"> 209372325</text:span></text:p>
        <text:p text:style-name="Standard"><text:span text:style-name="MT4">Email:</text:span><text:span text:style-name="MT5"> mayaraskin14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20:49:28.082892354</meta:creation-date>
    <dc:date>2023-09-21T02:38:23.986714368</dc:date>
    <meta:editing-duration>PT2H1M23S</meta:editing-duration>
    <meta:editing-cycles>60</meta:editing-cycles>
    <meta:generator>LibreOffice/7.3.7.2$Linux_X86_64 LibreOffice_project/30$Build-2</meta:generator>
    <meta:document-statistic meta:table-count="0" meta:image-count="0" meta:object-count="0" meta:page-count="3" meta:paragraph-count="64" meta:word-count="1145" meta:character-count="6903" meta:non-whitespace-character-count="5870"/>
  </office:meta>
</office:document-meta>
</file>